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aa06" officeooo:paragraph-rsid="001daa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6T03:30:22.460453842</meta:creation-date>
    <dc:date>2024-11-26T03:31:33.101424618</dc:date>
    <meta:editing-duration>PT1M11S</meta:editing-duration>
    <meta:editing-cycles>1</meta:editing-cycles>
    <meta:document-statistic meta:table-count="0" meta:image-count="0" meta:object-count="0" meta:page-count="1" meta:paragraph-count="1" meta:word-count="69" meta:character-count="445" meta:non-whitespace-character-count="377"/>
    <meta:generator>LibreOffice/24.2.6.2$Linux_X86_64 LibreOffice_project/420$Build-2</meta:generator>
  </office:meta>
</office:document-meta>
</file>